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1ca6" officeooo:paragraph-rsid="00031ca6"/>
    </style:style>
    <style:style style:name="P2" style:family="paragraph" style:parent-style-name="Standard">
      <style:text-properties officeooo:paragraph-rsid="00031ca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31ca6" officeooo:paragraph-rsid="00031ca6" style:font-weight-asian="bold" style:font-weight-complex="bold"/>
    </style:style>
    <style:style style:name="P4" style:family="paragraph" style:parent-style-name="Standard">
      <style:text-properties fo:font-weight="bold" officeooo:rsid="00031ca6" officeooo:paragraph-rsid="00031ca6" style:font-weight-asian="bold" style:font-weight-complex="bold"/>
    </style:style>
    <style:style style:name="P5" style:family="paragraph" style:parent-style-name="Standard">
      <style:text-properties officeooo:rsid="0003fe44" officeooo:paragraph-rsid="0003fe44"/>
    </style:style>
    <style:style style:name="P6" style:family="paragraph" style:parent-style-name="Standard" style:list-style-name="L1">
      <style:text-properties officeooo:paragraph-rsid="00031ca6"/>
    </style:style>
    <style:style style:name="P7" style:family="paragraph" style:parent-style-name="Standard" style:list-style-name="L1">
      <style:text-properties officeooo:rsid="00031ca6" officeooo:paragraph-rsid="00031ca6"/>
    </style:style>
    <style:style style:name="P8" style:family="paragraph" style:parent-style-name="Standard" style:list-style-name="L2">
      <style:text-properties officeooo:rsid="00031ca6" officeooo:paragraph-rsid="00031ca6"/>
    </style:style>
    <style:style style:name="P9" style:family="paragraph" style:parent-style-name="Standard">
      <style:text-properties officeooo:rsid="00031ca6" officeooo:paragraph-rsid="00031ca6"/>
    </style:style>
    <style:style style:name="P10" style:family="paragraph" style:parent-style-name="Standard" style:list-style-name="L2">
      <style:text-properties officeooo:paragraph-rsid="00031ca6"/>
    </style:style>
    <style:style style:name="P11" style:family="paragraph" style:parent-style-name="Standard" style:list-style-name="L2">
      <style:text-properties officeooo:paragraph-rsid="0003fe44"/>
    </style:style>
    <style:style style:name="P12" style:family="paragraph" style:parent-style-name="Standard" style:list-style-name="L2">
      <style:text-properties officeooo:rsid="0003fe44" officeooo:paragraph-rsid="0003fe44"/>
    </style:style>
    <style:style style:name="P13" style:family="paragraph" style:parent-style-name="Standard">
      <style:text-properties officeooo:rsid="0003fe44" officeooo:paragraph-rsid="0003fe44"/>
    </style:style>
    <style:style style:name="P14" style:family="paragraph" style:parent-style-name="Standard" style:list-style-name="L2">
      <style:text-properties fo:color="#c9211e" loext:opacity="100%" officeooo:paragraph-rsid="0003fe44"/>
    </style:style>
    <style:style style:name="P15" style:family="paragraph" style:parent-style-name="Standard">
      <style:text-properties officeooo:rsid="0005049b" officeooo:paragraph-rsid="0005049b"/>
    </style:style>
    <style:style style:name="P16" style:family="paragraph" style:parent-style-name="Standard">
      <style:text-properties officeooo:rsid="0005b35f" officeooo:paragraph-rsid="0005b35f"/>
    </style:style>
    <style:style style:name="P17" style:family="paragraph" style:parent-style-name="Standard">
      <style:text-properties fo:font-weight="bold" officeooo:rsid="00091596" officeooo:paragraph-rsid="00091596" style:font-weight-asian="bold" style:font-weight-complex="bold"/>
    </style:style>
    <style:style style:name="P18" style:family="paragraph" style:parent-style-name="Standard">
      <style:text-properties officeooo:rsid="00091596" officeooo:paragraph-rsid="00091596"/>
    </style:style>
    <style:style style:name="T1" style:family="text">
      <style:text-properties officeooo:rsid="00031ca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fe44"/>
    </style:style>
    <style:style style:name="T4" style:family="text">
      <style:text-properties fo:color="#c9211e" loext:opacity="100%"/>
    </style:style>
    <style:style style:name="T5" style:family="text">
      <style:text-properties fo:color="#2a6099" loext:opacity="100%"/>
    </style:style>
    <style:style style:name="T6" style:family="text">
      <style:text-properties officeooo:rsid="0005049b"/>
    </style:style>
    <style:style style:name="T7" style:family="text">
      <style:text-properties officeooo:rsid="0005b35f"/>
    </style:style>
    <style:style style:name="T8" style:family="text">
      <style:text-properties officeooo:rsid="00079b6d"/>
    </style:style>
    <style:style style:name="T9" style:family="text">
      <style:text-properties officeooo:rsid="000b422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umentação geral do Projeto </text:p>
      <text:p text:style-name="P1"/>
      <text:p text:style-name="P1"><text:span text:style-name="T2">1º Reunião de Alinhamento: Definir Escopo do Projeto</text:span> </text:p>
      <text:p text:style-name="P1"/>
      <text:p text:style-name="P1">Definir escopo do problema: modelagem em dados em painel ou em séries temporais? </text:p>
      <text:p text:style-name="P1"/>
      <text:p text:style-name="P1">Inicia-se com a proposta de modelar em painel. Ampliaremos para séries temporais apenas caso seja possível coletar e construir séries históricas dentro do prazo de entrega. </text:p>
      <text:p text:style-name="P1"/>
      <text:p text:style-name="P5"><text:span text:style-name="T4">Projeto de Referência: </text:span><text:a xlink:type="simple" xlink:href="https://www.agenteimovel.com.br/mercado-imobiliario/a-venda/df/brasilia/" text:style-name="Internet_20_link" text:visited-style-name="Visited_20_Internet_20_Link">https://www.agenteimovel.com.br/mercado-imobiliario/a-venda/df/brasilia/</text:a></text:p>
      <text:p text:style-name="P1"/>
      <text:p text:style-name="P4">Alinhamentos da reunião: </text:p>
      <text:p text:style-name="P1"/>
      <text:list xml:id="list4071110514" text:style-name="L1">
        <text:list-item>
          <text:p text:style-name="P7">Vamos predizer apenas o preço de vendas ou também o preço do aluguel? </text:p>
          <text:p text:style-name="P6"/>
          <text:p text:style-name="P7">Ambos. <text:s/></text:p>
          <text:p text:style-name="P7"/>
        </text:list-item>
        <text:list-item>
          <text:p text:style-name="P7">Definir quais variáveis coletar: </text:p>
        </text:list-item>
      </text:list>
      <text:p text:style-name="P2"/>
      <text:p text:style-name="P2"><text:tab/><text:span text:style-name="T1">O mínimo de variáveis está definido no Dfimóveis (abrindo espaço para coleta de outras <text:tab/>variáveis para discussão)</text:span></text:p>
      <text:p text:style-name="P2"/>
      <text:list xml:id="list3241268094" text:style-name="L2">
        <text:list-item>
          <text:p text:style-name="P8">Definir de quais sites raspar os dados (ou melhor, em quais aplicar web scraping nas variáveis definidas anteriormete) : </text:p>
          <text:p text:style-name="P10"/>
          <text:p text:style-name="P11"><text:span text:style-name="T3">Dfimoveis: </text:span><text:a xlink:type="simple" xlink:href="https://www.dfimoveis.com.br/venda/df/todos/imoveis" text:style-name="Internet_20_link" text:visited-style-name="Visited_20_Internet_20_Link"><text:span text:style-name="T3">https://www.dfimoveis.com.br/venda/df/todos/imoveis</text:span></text:a></text:p>
          <text:p text:style-name="P12">QuintoAndar: <text:a xlink:type="simple" xlink:href="https://www.quintoandar.com.br/alugar/imovel/sao-paulo-sp-brasil" text:style-name="Internet_20_link" text:visited-style-name="Visited_20_Internet_20_Link">https://www.quintoandar.com.br/alugar/imovel/sao-paulo-sp-brasil</text:a></text:p>
          <text:p text:style-name="P11"><text:span text:style-name="T3">Wimoveis: </text:span><text:a xlink:type="simple" xlink:href="https://www.wimoveis.com.br/venda/imoveis/df/brasilia" text:style-name="Internet_20_link" text:visited-style-name="Visited_20_Internet_20_Link"><text:span text:style-name="T3">https://www.wimoveis.com.br/venda/imoveis/df/brasilia</text:span></text:a></text:p>
          <text:p text:style-name="P11"><text:span text:style-name="T3">Vivareal: </text:span><text:a xlink:type="simple" xlink:href="https://www.vivareal.com.br/aluguel/distrito-federal/brasilia/" text:style-name="Internet_20_link" text:visited-style-name="Visited_20_Internet_20_Link"><text:span text:style-name="T3">https://www.vivareal.com.br/aluguel/distrito-federal/brasilia/</text:span></text:a></text:p>
          <text:p text:style-name="P11"><text:span text:style-name="T3">ZapImoveis: </text:span><text:a xlink:type="simple" xlink:href="https://www.zapimoveis.com.br/" text:style-name="Internet_20_link" text:visited-style-name="Visited_20_Internet_20_Link"><text:span text:style-name="T3">https://www.zapimoveis.com.br/</text:span></text:a></text:p>
          <text:p text:style-name="P11"/>
          <text:p text:style-name="P14"><text:span text:style-name="T3">Responsável por procurar e definir outras possíveis fontes de coleta: Luiz Paulo <text:s/></text:span><text:span text:style-name="T1"><text:s/></text:span></text:p>
        </text:list-item>
      </text:list>
      <text:p text:style-name="P1"/>
      <text:p text:style-name="P5"><text:tab/></text:p>
      <text:p text:style-name="P5"><text:span text:style-name="T9">M</text:span>embros reponsáveis por cada scraping: </text:p>
      <text:p text:style-name="P5"/>
      <text:p text:style-name="P5">DfImoveis → Luiz Paulo </text:p>
      <text:p text:style-name="P5">QuintoAndar → <text:span text:style-name="T8">(trabalho em equipe)</text:span></text:p>
      <text:p text:style-name="P5">Wimoveis → Fabio</text:p>
      <text:p text:style-name="P5">Vivareal → Felipe Tavares </text:p>
      <text:p text:style-name="P5">ZapImoveis → <text:span text:style-name="T6">Dudu </text:span></text:p>
      <text:p text:style-name="P5"/>
      <text:p text:style-name="P18">Há duas regras para o web scraping: </text:p>
      <text:p text:style-name="P5"/>
      <text:p text:style-name="P17">1) Web Scraping precisam ser automatizadas;</text:p>
      <text:p text:style-name="P17">2) <text:s/><text:span text:style-name="T7">Padronização do</text:span>s <text:span text:style-name="T7">dicionário</text:span>s (por enquanto porde salvar em xlsx).</text:p>
      <text:p text:style-name="P5"/>
      <text:p text:style-name="P5"/>
      <text:p text:style-name="P5"/>
      <text:p text:style-name="P5"/>
      <text:p text:style-name="P5"/>
      <text:p text:style-name="P5"/>
      <text:p text:style-name="P16"><text:soft-page-break/><text:span text:style-name="T2">2º Reunião de Alinhamento </text:span></text:p>
      <text:p text:style-name="P5"/>
      <text:p text:style-name="P5"/>
      <text:p text:style-name="P15"><text:span text:style-name="T2">Responsável pela engenharia de dados: Caetano Fleury </text:span>(Web Scraping → SGBD [NoSQL] → pipeline automático [Apache Airflow]). </text:p>
      <text:p text:style-name="P5"/>
      <text:p text:style-name="P5">→ <text:span text:style-name="T7">MongoDB</text:span></text:p>
      <text:p text:style-name="P5"/>
      <text:p text:style-name="P16">→ Padronização do dicionário derivado do scraping <text:span text:style-name="T8">(Definir posteriormente)</text:span></text:p>
      <text:p text:style-name="P16"/>
      <text:p text:style-name="P16">→ Desafios futuras com a cloud (deploy). <text:s/></text:p>
      <text:p text:style-name="P16"/>
      <text:p text:style-name="P16">→ Decidir se os dados serão pré-processados antes ou não. 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21:40:11.166501709</meta:creation-date>
    <dc:date>2024-10-02T23:28:13.894843264</dc:date>
    <meta:editing-duration>PT1H26M2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244" meta:character-count="1853" meta:non-whitespace-character-count="1628"/>
  </office:meta>
</office:document-meta>
</file>